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f18" officeooo:paragraph-rsid="000b8f18"/>
    </style:style>
    <style:style style:name="P2" style:family="paragraph" style:parent-style-name="Standard">
      <style:paragraph-properties style:line-height-at-least="0.503cm"/>
      <style:text-properties fo:color="#f6f6f4" loext:opacity="100%" style:font-name="Droid Sans Mono" fo:font-size="10.5pt" fo:font-weight="normal" fo:background-color="#282a36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f6f6f4" loext:opacity="100%" style:font-name="Droid Sans Mono" fo:font-size="10.5pt" fo:font-weight="normal" fo:background-color="#282a36"/>
    </style:style>
    <style:style style:name="P4" style:family="paragraph" style:parent-style-name="Standard">
      <style:text-properties fo:color="#f6f6f4" loext:opacity="100%" style:font-name="Droid Sans Mono" fo:font-size="10.5pt" fo:font-weight="normal" officeooo:rsid="000b8f18" officeooo:paragraph-rsid="000b8f18" fo:background-color="#282a36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0c8e6c" officeooo:paragraph-rsid="000c8e6c"/>
    </style:style>
    <style:style style:name="P7" style:family="paragraph" style:parent-style-name="Standard">
      <style:paragraph-properties style:line-height-at-least="0.503cm"/>
      <style:text-properties fo:color="#7b7f8b" loext:opacity="100%" style:font-name="Droid Sans Mono" fo:font-size="10.5pt" fo:font-weight="normal" fo:background-color="#282a36"/>
    </style:style>
    <style:style style:name="T1" style:family="text">
      <style:text-properties fo:color="#f286c4" loext:opacity="100%"/>
    </style:style>
    <style:style style:name="T2" style:family="text">
      <style:text-properties fo:color="#f286c4" loext:opacity="100%" fo:font-weight="bold"/>
    </style:style>
    <style:style style:name="T3" style:family="text">
      <style:text-properties fo:color="#97e1f1" loext:opacity="100%"/>
    </style:style>
    <style:style style:name="T4" style:family="text">
      <style:text-properties fo:color="#97e1f1" loext:opacity="100%" fo:font-style="italic"/>
    </style:style>
    <style:style style:name="T5" style:family="text">
      <style:text-properties fo:color="#bf9eee" loext:opacity="100%"/>
    </style:style>
    <style:style style:name="T6" style:family="text">
      <style:text-properties fo:color="#bf9eee" loext:opacity="100%" fo:font-style="italic"/>
    </style:style>
    <style:style style:name="T7" style:family="text">
      <style:text-properties fo:color="#dee492" loext:opacity="100%"/>
    </style:style>
    <style:style style:name="T8" style:family="text">
      <style:text-properties fo:color="#e7ee98" loext:opacity="100%"/>
    </style:style>
    <style:style style:name="T9" style:family="text">
      <style:text-properties fo:color="#62e884" loext:opacity="100%"/>
    </style:style>
    <style:style style:name="T10" style:family="text">
      <style:text-properties fo:color="#ffb86c" loext:opacity="100%" fo:font-style="italic"/>
    </style:style>
    <style:style style:name="T11" style:family="text">
      <style:text-properties fo:color="#7b7f8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tação:</text:p>
      <text:p text:style-name="P1"/>
      <text:p text:style-name="P6">Código Spring</text:p>
      <text:p text:style-name="P1"/>
      <text:p text:style-name="P2"><text:span text:style-name="T1">import</text:span> java.time.<text:span text:style-name="T3">LocalDate</text:span>;</text:p>
      <text:p text:style-name="P5"/>
      <text:p text:style-name="P2"><text:span text:style-name="T1">import</text:span> lombok.<text:span text:style-name="T1">Data</text:span>;</text:p>
      <text:p text:style-name="P2"><text:span text:style-name="T1">import</text:span> lombok.<text:span text:style-name="T1">Builder</text:span>;</text:p>
      <text:p text:style-name="P2"><text:span text:style-name="T1">import</text:span> lombok.<text:span text:style-name="T1">NoArgsConstructor</text:span>;</text:p>
      <text:p text:style-name="P2"><text:span text:style-name="T1">import</text:span> lombok.<text:span text:style-name="T1">AllArgsConstructor</text:span>;</text:p>
      <text:p text:style-name="P5"/>
      <text:p text:style-name="P2"><text:span text:style-name="T1">import</text:span> jakarta.persistence.<text:span text:style-name="T1">Id</text:span>;</text:p>
      <text:p text:style-name="P2"><text:span text:style-name="T1">import</text:span> jakarta.persistence.<text:span text:style-name="T1">Table</text:span>;</text:p>
      <text:p text:style-name="P2"><text:span text:style-name="T1">import</text:span> jakarta.persistence.<text:span text:style-name="T1">Column</text:span>;</text:p>
      <text:p text:style-name="P2"><text:span text:style-name="T1">import</text:span> jakarta.persistence.<text:span text:style-name="T1">Entity</text:span>;</text:p>
      <text:p text:style-name="P2"><text:span text:style-name="T1">import</text:span> jakarta.persistence.<text:span text:style-name="T1">JoinColumn</text:span>;</text:p>
      <text:p text:style-name="P2"><text:span text:style-name="T1">import</text:span> jakarta.persistence.<text:span text:style-name="T1">ManyToOne</text:span>;</text:p>
      <text:p text:style-name="P2"><text:span text:style-name="T1">import</text:span> jakarta.persistence.<text:span text:style-name="T1">GeneratedValue</text:span>;</text:p>
      <text:p text:style-name="P2"><text:span text:style-name="T1">import</text:span> jakarta.persistence.<text:span text:style-name="T4">GenerationType</text:span>;</text:p>
      <text:p text:style-name="P5"/>
      <text:p text:style-name="P2"><text:span text:style-name="T1">import</text:span> com.rossatti.spring_pjc_2025.pessoa.entities.<text:span text:style-name="T3">Pessoa</text:span>;</text:p>
      <text:p text:style-name="P2"><text:span text:style-name="T1">import</text:span> com.rossatti.spring_pjc_2025.unidade.entities.<text:span text:style-name="T3">Unidade</text:span>;</text:p>
      <text:p text:style-name="P5"/>
      <text:p text:style-name="P2">@<text:span text:style-name="T1">Entity</text:span></text:p>
      <text:p text:style-name="P2">@<text:span text:style-name="T1">Table</text:span>(<text:span text:style-name="T5">name</text:span> <text:span text:style-name="T1">=</text:span> <text:span text:style-name="T7">"</text:span><text:span text:style-name="T8">lotacao</text:span><text:span text:style-name="T7">"</text:span>)</text:p>
      <text:p text:style-name="P2">@<text:span text:style-name="T1">Data</text:span></text:p>
      <text:p text:style-name="P2">@<text:span text:style-name="T1">Builder</text:span></text:p>
      <text:p text:style-name="P2">@<text:span text:style-name="T1">NoArgsConstructor</text:span></text:p>
      <text:p text:style-name="P2">@<text:span text:style-name="T1">AllArgsConstructor</text:span></text:p>
      <text:p text:style-name="P2"><text:span text:style-name="T1">public</text:span> <text:span text:style-name="T1">class</text:span> <text:span text:style-name="T3">Lotacao</text:span> {</text:p>
      <text:p text:style-name="P5"/>
      <text:p text:style-name="P2">@<text:span text:style-name="T1">Id</text:span></text:p>
      <text:p text:style-name="P2">@<text:span text:style-name="T1">GeneratedValue</text:span>(<text:span text:style-name="T5">strategy</text:span> <text:span text:style-name="T1">=</text:span> <text:span text:style-name="T4">GenerationType</text:span>.IDENTITY)</text:p>
      <text:p text:style-name="P2">@<text:span text:style-name="T1">Column</text:span>(<text:span text:style-name="T5">name</text:span> <text:span text:style-name="T1">=</text:span> <text:span text:style-name="T7">"</text:span><text:span text:style-name="T8">lot_id</text:span><text:span text:style-name="T7">"</text:span>)</text:p>
      <text:p text:style-name="P2"><text:span text:style-name="T1">private</text:span> <text:span text:style-name="T3">Long</text:span> id;</text:p>
      <text:p text:style-name="P5"/>
      <text:p text:style-name="P2">@<text:span text:style-name="T1">ManyToOne</text:span></text:p>
      <text:p text:style-name="P2">@<text:span text:style-name="T1">JoinColumn</text:span>(<text:span text:style-name="T5">name</text:span> <text:span text:style-name="T1">=</text:span> <text:span text:style-name="T7">"</text:span><text:span text:style-name="T8">pes_id</text:span><text:span text:style-name="T7">"</text:span>,<text:span text:style-name="T5">nullable</text:span> <text:span text:style-name="T1">=</text:span> <text:span text:style-name="T5">false</text:span>)</text:p>
      <text:p text:style-name="P2"><text:span text:style-name="T1">private</text:span> <text:span text:style-name="T3">Pessoa</text:span> pessoa;</text:p>
      <text:p text:style-name="P5"/>
      <text:p text:style-name="P2">@<text:span text:style-name="T1">ManyToOne</text:span></text:p>
      <text:p text:style-name="P2">@<text:span text:style-name="T1">JoinColumn</text:span>(<text:span text:style-name="T5">name</text:span> <text:span text:style-name="T1">=</text:span> <text:span text:style-name="T7">"</text:span><text:span text:style-name="T8">unid_id</text:span><text:span text:style-name="T7">"</text:span>,<text:span text:style-name="T5">nullable</text:span> <text:span text:style-name="T1">=</text:span> <text:span text:style-name="T5">false</text:span>)</text:p>
      <text:p text:style-name="P2"><text:span text:style-name="T1">private</text:span> <text:span text:style-name="T3">Unidade</text:span> unidade;</text:p>
      <text:p text:style-name="P5"/>
      <text:p text:style-name="P2">@<text:span text:style-name="T1">Column</text:span>(<text:span text:style-name="T5">name</text:span> <text:span text:style-name="T1">=</text:span> <text:span text:style-name="T7">"</text:span><text:span text:style-name="T8">lot_data_lotacao</text:span><text:span text:style-name="T7">"</text:span>,<text:span text:style-name="T5">nullable</text:span> <text:span text:style-name="T1">=</text:span> <text:span text:style-name="T5">false</text:span>)</text:p>
      <text:p text:style-name="P2"><text:span text:style-name="T1">private</text:span> <text:span text:style-name="T3">LocalDate</text:span> dataLotacao;</text:p>
      <text:p text:style-name="P5"/>
      <text:p text:style-name="P2">@<text:span text:style-name="T1">Column</text:span>(<text:span text:style-name="T5">name</text:span> <text:span text:style-name="T1">=</text:span> <text:span text:style-name="T7">"</text:span><text:span text:style-name="T8">lot_data_remocao</text:span><text:span text:style-name="T7">"</text:span>,<text:span text:style-name="T5">nullable</text:span> <text:span text:style-name="T1">=</text:span> <text:span text:style-name="T5">true</text:span>) </text:p>
      <text:p text:style-name="P2"><text:span text:style-name="T1">private</text:span> <text:span text:style-name="T3">LocalDate</text:span> dataRemocao;</text:p>
      <text:p text:style-name="P5"/>
      <text:p text:style-name="P2">@<text:span text:style-name="T1">Column</text:span>(<text:span text:style-name="T5">name</text:span> <text:span text:style-name="T1">=</text:span> <text:span text:style-name="T7">"</text:span><text:span text:style-name="T8">lot_portaria</text:span><text:span text:style-name="T7">"</text:span>,<text:span text:style-name="T5">length</text:span> <text:span text:style-name="T1">=</text:span> <text:span text:style-name="T5">100</text:span>)</text:p>
      <text:p text:style-name="P2"><text:soft-page-break/><text:span text:style-name="T1">private</text:span> <text:span text:style-name="T3">String</text:span> portaria;</text:p>
      <text:p text:style-name="P5"/>
      <text:p text:style-name="P2">}</text:p>
      <text:p text:style-name="P2"/>
      <text:p text:style-name="P1"/>
      <text:p text:style-name="P2"><text:span text:style-name="T1">import</text:span> java.util.<text:span text:style-name="T4">List</text:span>;</text:p>
      <text:p text:style-name="P2"><text:span text:style-name="T1">import</text:span> java.time.<text:span text:style-name="T3">LocalDate</text:span>;</text:p>
      <text:p text:style-name="P5"/>
      <text:p text:style-name="P2"><text:span text:style-name="T1">import</text:span> org.springframework.data.domain.<text:span text:style-name="T4">Page</text:span>;</text:p>
      <text:p text:style-name="P2"><text:span text:style-name="T1">import</text:span> org.springframework.data.domain.<text:span text:style-name="T4">Pageable</text:span>;</text:p>
      <text:p text:style-name="P5"/>
      <text:p text:style-name="P2"><text:span text:style-name="T1">import</text:span> org.springframework.data.jpa.repository.<text:span text:style-name="T1">Query</text:span>;</text:p>
      <text:p text:style-name="P2"><text:span text:style-name="T1">import</text:span> org.springframework.data.repository.query.<text:span text:style-name="T1">Param</text:span>;</text:p>
      <text:p text:style-name="P2"><text:span text:style-name="T1">import</text:span> org.springframework.data.jpa.repository.<text:span text:style-name="T4">JpaRepository</text:span>;</text:p>
      <text:p text:style-name="P5"/>
      <text:p text:style-name="P2"><text:span text:style-name="T1">import</text:span> com.rossatti.spring_pjc_2025.lotacao.entities.<text:span text:style-name="T3">Lotacao</text:span>;</text:p>
      <text:p text:style-name="P5"/>
      <text:p text:style-name="P2"><text:span text:style-name="T1">public</text:span> <text:span text:style-name="T1">interface</text:span> <text:span text:style-name="T4">LotacaoRepository</text:span> <text:span text:style-name="T1">extends</text:span> <text:span text:style-name="T4">JpaRepository</text:span>&lt;<text:span text:style-name="T3">Lotacao</text:span>,<text:span text:style-name="T3">Long</text:span>&gt;{</text:p>
      <text:p text:style-name="P5"/>
      <text:p text:style-name="P2"><text:span text:style-name="T4">List</text:span>&lt;<text:span text:style-name="T3">Lotacao</text:span>&gt; <text:span text:style-name="T9">findByDataLotacaoAfter</text:span>(<text:span text:style-name="T3">LocalDate</text:span> <text:span text:style-name="T10">data</text:span>);</text:p>
      <text:p text:style-name="P5"/>
      <text:p text:style-name="P2"><text:span text:style-name="T4">Page</text:span>&lt;<text:span text:style-name="T3">Lotacao</text:span>&gt; <text:span text:style-name="T9">findByUnidadeId</text:span>(<text:span text:style-name="T3">Long</text:span> <text:span text:style-name="T10">unidId</text:span>,<text:span text:style-name="T4">Pageable</text:span> <text:span text:style-name="T10">pageable</text:span>); </text:p>
      <text:p text:style-name="P5"/>
      <text:p text:style-name="P2"><text:span text:style-name="T3">Long</text:span> <text:span text:style-name="T9">countByUnidadeId</text:span>(<text:span text:style-name="T3">Long</text:span> <text:span text:style-name="T10">unidadeId</text:span>) ;</text:p>
      <text:p text:style-name="P5"/>
      <text:p text:style-name="P2">@<text:span text:style-name="T1">Query</text:span>(<text:span text:style-name="T7">"""</text:span></text:p>
      <text:p text:style-name="P2"><text:span text:style-name="T1">SELECT</text:span><text:span text:style-name="T8"> </text:span>l<text:span text:style-name="T8"> </text:span><text:span text:style-name="T1">FROM</text:span><text:span text:style-name="T8"> </text:span><text:span text:style-name="T3">Lotacao</text:span><text:span text:style-name="T8"> </text:span>l</text:p>
      <text:p text:style-name="P2"><text:span text:style-name="T1">JOIN</text:span><text:span text:style-name="T8"> </text:span>l<text:span text:style-name="T1">.</text:span>pessoa<text:span text:style-name="T8"> </text:span>p</text:p>
      <text:p text:style-name="P2"><text:span text:style-name="T1">JOIN</text:span><text:span text:style-name="T8"> </text:span>l<text:span text:style-name="T1">.</text:span>unidade<text:span text:style-name="T8"> </text:span>u</text:p>
      <text:p text:style-name="P2"><text:span text:style-name="T1">JOIN</text:span><text:span text:style-name="T8"> </text:span>u<text:span text:style-name="T1">.</text:span>unidadeEndereco<text:span text:style-name="T8"> </text:span>ue</text:p>
      <text:p text:style-name="P2"><text:span text:style-name="T1">JOIN</text:span><text:span text:style-name="T8"> </text:span>ue<text:span text:style-name="T1">.</text:span>endereco<text:span text:style-name="T8"> </text:span>e</text:p>
      <text:p text:style-name="P2"><text:span text:style-name="T1">WHERE</text:span><text:span text:style-name="T8"> </text:span>LOWER<text:span text:style-name="T1">(</text:span>p<text:span text:style-name="T1">.</text:span>nome<text:span text:style-name="T1">)</text:span><text:span text:style-name="T8"> </text:span><text:span text:style-name="T1">LIKE</text:span><text:span text:style-name="T8"> </text:span>LOWER<text:span text:style-name="T1">(</text:span>CONCAT<text:span text:style-name="T1">(</text:span><text:span text:style-name="T8">'%'</text:span><text:span text:style-name="T1">,</text:span><text:span text:style-name="T8"> </text:span><text:span text:style-name="T1">:</text:span><text:span text:style-name="T10">nome</text:span><text:span text:style-name="T1">,</text:span><text:span text:style-name="T8"> '%'</text:span><text:span text:style-name="T1">))</text:span></text:p>
      <text:p text:style-name="P2"><text:span text:style-name="T7">"""</text:span>)</text:p>
      <text:p text:style-name="P2"><text:span text:style-name="T4">Page</text:span>&lt;<text:span text:style-name="T3">Lotacao</text:span>&gt; <text:span text:style-name="T9">findByPessoaNomeContaining</text:span>(@<text:span text:style-name="T1">Param</text:span>(<text:span text:style-name="T7">"</text:span><text:span text:style-name="T8">nome</text:span><text:span text:style-name="T7">"</text:span>) <text:span text:style-name="T3">String</text:span> <text:span text:style-name="T10">nome</text:span>, <text:span text:style-name="T4">Pageable</text:span> <text:span text:style-name="T10">pageable</text:span>); </text:p>
      <text:p text:style-name="P2">}</text:p>
      <text:p text:style-name="P3"/>
      <text:p text:style-name="P1"/>
      <text:p text:style-name="P2"><text:span text:style-name="T1">import</text:span> java.time.<text:span text:style-name="T3">LocalDate</text:span>;</text:p>
      <text:p text:style-name="P5"/>
      <text:p text:style-name="P2"><text:span text:style-name="T1">import</text:span> lombok.<text:span text:style-name="T1">Data</text:span>;</text:p>
      <text:p text:style-name="P2"><text:span text:style-name="T1">import</text:span> lombok.<text:span text:style-name="T1">Builder</text:span>;</text:p>
      <text:p text:style-name="P2"><text:span text:style-name="T1">import</text:span> lombok.<text:span text:style-name="T1">NoArgsConstructor</text:span>;</text:p>
      <text:p text:style-name="P2"><text:span text:style-name="T1">import</text:span> lombok.<text:span text:style-name="T1">AllArgsConstructor</text:span>;</text:p>
      <text:p text:style-name="P5"/>
      <text:p text:style-name="P2"><text:span text:style-name="T1">import</text:span> jakarta.validation.constraints.<text:span text:style-name="T1">Size</text:span>;</text:p>
      <text:p text:style-name="P2"><text:span text:style-name="T1">import</text:span> jakarta.validation.constraints.<text:span text:style-name="T1">NotNull</text:span>;</text:p>
      <text:p text:style-name="P2"><text:span text:style-name="T1">import</text:span> jakarta.validation.constraints.<text:span text:style-name="T1">NotBlank</text:span>;</text:p>
      <text:p text:style-name="P5"/>
      <text:p text:style-name="P2"><text:span text:style-name="T1">import</text:span> com.rossatti.spring_pjc_2025.lotacao.validation.<text:span text:style-name="T1">ValidLotacaoDate</text:span>;</text:p>
      <text:p text:style-name="P2"><text:soft-page-break/><text:span text:style-name="T1">import</text:span> com.rossatti.spring_pjc_2025.lotacao.validation.<text:span text:style-name="T1">ValidPessoaExists</text:span>;</text:p>
      <text:p text:style-name="P2"><text:span text:style-name="T1">import</text:span> com.rossatti.spring_pjc_2025.lotacao.validation.<text:span text:style-name="T1">ValidUnidadeExists</text:span>;</text:p>
      <text:p text:style-name="P5"/>
      <text:p text:style-name="P2">@<text:span text:style-name="T1">Data</text:span></text:p>
      <text:p text:style-name="P2">@<text:span text:style-name="T1">Builder</text:span></text:p>
      <text:p text:style-name="P2">@<text:span text:style-name="T1">ValidLotacaoDate</text:span></text:p>
      <text:p text:style-name="P2">@<text:span text:style-name="T1">NoArgsConstructor</text:span></text:p>
      <text:p text:style-name="P2">@<text:span text:style-name="T1">AllArgsConstructor</text:span></text:p>
      <text:p text:style-name="P2"><text:span text:style-name="T1">public</text:span> <text:span text:style-name="T1">class</text:span> <text:span text:style-name="T3">LotacaoRequest</text:span> {</text:p>
      <text:p text:style-name="P5"/>
      <text:p text:style-name="P2">@<text:span text:style-name="T1">NotNull</text:span></text:p>
      <text:p text:style-name="P2">@<text:span text:style-name="T1">ValidPessoaExists</text:span> </text:p>
      <text:p text:style-name="P2"><text:span text:style-name="T1">private</text:span> <text:span text:style-name="T3">Long</text:span> pessoaId;</text:p>
      <text:p text:style-name="P2">@<text:span text:style-name="T1">NotNull</text:span></text:p>
      <text:p text:style-name="P2">@<text:span text:style-name="T1">ValidUnidadeExists</text:span></text:p>
      <text:p text:style-name="P2"><text:span text:style-name="T1">private</text:span> <text:span text:style-name="T3">Long</text:span> unidadeId;</text:p>
      <text:p text:style-name="P5"/>
      <text:p text:style-name="P2">@<text:span text:style-name="T1">NotNull</text:span>(<text:span text:style-name="T5">message</text:span> <text:span text:style-name="T1">=</text:span> <text:span text:style-name="T7">"</text:span><text:span text:style-name="T8">Data de lotação é obrigatória.</text:span><text:span text:style-name="T7">"</text:span>)</text:p>
      <text:p text:style-name="P2"><text:span text:style-name="T1">private</text:span> <text:span text:style-name="T3">LocalDate</text:span> dataLotacao;</text:p>
      <text:p text:style-name="P5"/>
      <text:p text:style-name="P2"><text:span text:style-name="T1">private</text:span> <text:span text:style-name="T3">LocalDate</text:span> dataRemocao;</text:p>
      <text:p text:style-name="P5"/>
      <text:p text:style-name="P2">@<text:span text:style-name="T1">Size</text:span>(<text:span text:style-name="T5">min</text:span> <text:span text:style-name="T1">=</text:span> <text:span text:style-name="T5">1</text:span>, <text:span text:style-name="T5">max</text:span> <text:span text:style-name="T1">=</text:span> <text:span text:style-name="T5">100</text:span>)</text:p>
      <text:p text:style-name="P2">@<text:span text:style-name="T1">NotBlank</text:span>(<text:span text:style-name="T5">message</text:span> <text:span text:style-name="T1">=</text:span> <text:span text:style-name="T7">"</text:span><text:span text:style-name="T8">O campo 'portaria' é obrigatório.</text:span><text:span text:style-name="T7">"</text:span>) </text:p>
      <text:p text:style-name="P2"><text:span text:style-name="T1">private</text:span> <text:span text:style-name="T3">String</text:span> portaria;</text:p>
      <text:p text:style-name="P2">}</text:p>
      <text:p text:style-name="P1"/>
      <text:p text:style-name="P1"/>
      <text:p text:style-name="P2"><text:span text:style-name="T1">import</text:span> java.time.<text:span text:style-name="T3">LocalDate</text:span>;</text:p>
      <text:p text:style-name="P5"/>
      <text:p text:style-name="P2"><text:span text:style-name="T1">import</text:span> lombok.<text:span text:style-name="T1">AllArgsConstructor</text:span>;</text:p>
      <text:p text:style-name="P2"><text:span text:style-name="T1">import</text:span> lombok.<text:span text:style-name="T1">Builder</text:span>;</text:p>
      <text:p text:style-name="P2"><text:span text:style-name="T1">import</text:span> lombok.<text:span text:style-name="T1">Data</text:span>;</text:p>
      <text:p text:style-name="P2"><text:span text:style-name="T1">import</text:span> lombok.<text:span text:style-name="T1">NoArgsConstructor</text:span>;</text:p>
      <text:p text:style-name="P5"/>
      <text:p text:style-name="P2">@<text:span text:style-name="T1">Data</text:span></text:p>
      <text:p text:style-name="P2">@<text:span text:style-name="T1">Builder</text:span></text:p>
      <text:p text:style-name="P2">@<text:span text:style-name="T1">NoArgsConstructor</text:span></text:p>
      <text:p text:style-name="P2">@<text:span text:style-name="T1">AllArgsConstructor</text:span></text:p>
      <text:p text:style-name="P2"><text:span text:style-name="T1">public</text:span> <text:span text:style-name="T1">class</text:span> <text:span text:style-name="T3">LotacaoResponse</text:span> {</text:p>
      <text:p text:style-name="P5"/>
      <text:p text:style-name="P2"><text:span text:style-name="T1">private</text:span> <text:span text:style-name="T3">Long</text:span> id;</text:p>
      <text:p text:style-name="P2"><text:span text:style-name="T1">private</text:span> <text:span text:style-name="T3">Long</text:span> pessoaId;</text:p>
      <text:p text:style-name="P2"><text:span text:style-name="T1">private</text:span> <text:span text:style-name="T3">String</text:span> pessoaNome; <text:span text:style-name="T11">// Nome da pessoa associada à lotação</text:span></text:p>
      <text:p text:style-name="P2"><text:span text:style-name="T1">private</text:span> <text:span text:style-name="T3">Long</text:span> unidadeId;</text:p>
      <text:p text:style-name="P2"><text:span text:style-name="T1">private</text:span> <text:span text:style-name="T3">String</text:span> unidadeNome; <text:span text:style-name="T11">// Nome da unidade associada</text:span></text:p>
      <text:p text:style-name="P2"><text:span text:style-name="T1">private</text:span> <text:span text:style-name="T3">LocalDate</text:span> dataLotacao;</text:p>
      <text:p text:style-name="P2"><text:span text:style-name="T1">private</text:span> <text:span text:style-name="T3">LocalDate</text:span> dataRemocao;</text:p>
      <text:p text:style-name="P2"><text:span text:style-name="T1">private</text:span> <text:span text:style-name="T3">String</text:span> portaria;</text:p>
      <text:p text:style-name="P2">}</text:p>
      <text:p text:style-name="P2"/>
      <text:p text:style-name="P1"><text:soft-page-break/></text:p>
      <text:p text:style-name="P2"><text:span text:style-name="T1">import</text:span> org.springframework.stereotype.<text:span text:style-name="T1">Component</text:span>;</text:p>
      <text:p text:style-name="P5"/>
      <text:p text:style-name="P2"><text:span text:style-name="T1">import</text:span> com.rossatti.spring_pjc_2025.lotacao.entities.<text:span text:style-name="T3">Lotacao</text:span>;</text:p>
      <text:p text:style-name="P2"><text:span text:style-name="T1">import</text:span> com.rossatti.spring_pjc_2025.lotacao.dtos.response.<text:span text:style-name="T3">LotacaoResponse</text:span>;</text:p>
      <text:p text:style-name="P5"/>
      <text:p text:style-name="P2">@<text:span text:style-name="T1">Component</text:span></text:p>
      <text:p text:style-name="P2"><text:span text:style-name="T1">public</text:span> <text:span text:style-name="T1">class</text:span> <text:span text:style-name="T3">LotacaoMapperImpl</text:span> <text:span text:style-name="T1">implements</text:span> <text:span text:style-name="T4">LotacaoMapper</text:span> {</text:p>
      <text:p text:style-name="P5"/>
      <text:p text:style-name="P2">@<text:span text:style-name="T1">Override</text:span></text:p>
      <text:p text:style-name="P2"><text:span text:style-name="T1">public</text:span> <text:span text:style-name="T3">LotacaoResponse</text:span> <text:span text:style-name="T9">toResponse</text:span>(<text:span text:style-name="T3">Lotacao</text:span> <text:span text:style-name="T10">lotacao</text:span>) {</text:p>
      <text:p text:style-name="P5"/>
      <text:p text:style-name="P2"><text:span text:style-name="T1">return</text:span> <text:span text:style-name="T3">LotacaoResponse</text:span>.<text:span text:style-name="T9">builder</text:span>()</text:p>
      <text:p text:style-name="P2">.<text:span text:style-name="T9">id</text:span>(<text:span text:style-name="T10">lotacao</text:span>.<text:span text:style-name="T9">getId</text:span>())</text:p>
      <text:p text:style-name="P2">.<text:span text:style-name="T9">pessoaId</text:span>(<text:span text:style-name="T10">lotacao</text:span>.<text:span text:style-name="T9">getPessoa</text:span>().<text:span text:style-name="T9">getId</text:span>())</text:p>
      <text:p text:style-name="P2">.<text:span text:style-name="T9">pessoaNome</text:span>(<text:span text:style-name="T10">lotacao</text:span>.<text:span text:style-name="T9">getPessoa</text:span>().<text:span text:style-name="T9">getNome</text:span>())</text:p>
      <text:p text:style-name="P2">.<text:span text:style-name="T9">unidadeId</text:span>(<text:span text:style-name="T10">lotacao</text:span>.<text:span text:style-name="T9">getUnidade</text:span>().<text:span text:style-name="T9">getId</text:span>())</text:p>
      <text:p text:style-name="P2">.<text:span text:style-name="T9">unidadeNome</text:span>(<text:span text:style-name="T10">lotacao</text:span>.<text:span text:style-name="T9">getUnidade</text:span>().<text:span text:style-name="T9">getNome</text:span>())</text:p>
      <text:p text:style-name="P2">.<text:span text:style-name="T9">dataLotacao</text:span>(<text:span text:style-name="T10">lotacao</text:span>.<text:span text:style-name="T9">getDataLotacao</text:span>())</text:p>
      <text:p text:style-name="P2">.<text:span text:style-name="T9">dataRemocao</text:span>(<text:span text:style-name="T10">lotacao</text:span>.<text:span text:style-name="T9">getDataRemocao</text:span>())</text:p>
      <text:p text:style-name="P2">.<text:span text:style-name="T9">portaria</text:span>(<text:span text:style-name="T10">lotacao</text:span>.<text:span text:style-name="T9">getPortaria</text:span>())</text:p>
      <text:p text:style-name="P2">.<text:span text:style-name="T9">build</text:span>();</text:p>
      <text:p text:style-name="P2">}</text:p>
      <text:p text:style-name="P2">}</text:p>
      <text:p text:style-name="P2"/>
      <text:p text:style-name="P1"/>
      <text:p text:style-name="P2"><text:span text:style-name="T1">import</text:span> com.rossatti.spring_pjc_2025.endereco.entities.<text:span text:style-name="T3">Endereco</text:span>;</text:p>
      <text:p text:style-name="P5"/>
      <text:p text:style-name="P2"><text:span text:style-name="T1">import</text:span> com.rossatti.spring_pjc_2025.lotacao.entities.<text:span text:style-name="T3">Lotacao</text:span>;</text:p>
      <text:p text:style-name="P2"><text:span text:style-name="T1">import</text:span> com.rossatti.spring_pjc_2025.lotacao.mappers.<text:span text:style-name="T4">LotacaoMapper</text:span>;</text:p>
      <text:p text:style-name="P2"><text:span text:style-name="T1">import</text:span> com.rossatti.spring_pjc_2025.lotacao.dtos.request.<text:span text:style-name="T3">LotacaoRequest</text:span>;</text:p>
      <text:p text:style-name="P2"><text:span text:style-name="T1">import</text:span> com.rossatti.spring_pjc_2025.lotacao.dtos.response.<text:span text:style-name="T3">LotacaoResponse</text:span>;</text:p>
      <text:p text:style-name="P2"><text:span text:style-name="T1">import</text:span> com.rossatti.spring_pjc_2025.lotacao.repositories.<text:span text:style-name="T4">LotacaoRepository</text:span>;</text:p>
      <text:p text:style-name="P2"><text:span text:style-name="T1">import</text:span> com.rossatti.spring_pjc_2025.lotacao.exceptions.<text:span text:style-name="T3">LotacaoNotFoundException</text:span>;</text:p>
      <text:p text:style-name="P5"/>
      <text:p text:style-name="P2"><text:span text:style-name="T1">import</text:span> com.rossatti.spring_pjc_2025.pessoa.entities.<text:span text:style-name="T3">Pessoa</text:span>;</text:p>
      <text:p text:style-name="P2"><text:span text:style-name="T1">import</text:span> com.rossatti.spring_pjc_2025.pessoa.repositories.<text:span text:style-name="T4">PessoaRepository</text:span>;</text:p>
      <text:p text:style-name="P2"><text:span text:style-name="T1">import</text:span> com.rossatti.spring_pjc_2025.pessoa.exceptions.<text:span text:style-name="T3">PessoaNotFoundException</text:span>;</text:p>
      <text:p text:style-name="P5"/>
      <text:p text:style-name="P2"><text:span text:style-name="T1">import</text:span> com.rossatti.spring_pjc_2025.unidade.entities.<text:span text:style-name="T3">Unidade</text:span>;</text:p>
      <text:p text:style-name="P2"><text:span text:style-name="T1">import</text:span> com.rossatti.spring_pjc_2025.unidade.entities.<text:span text:style-name="T3">UnidadeEndereco</text:span>;</text:p>
      <text:p text:style-name="P2"><text:span text:style-name="T1">import</text:span> com.rossatti.spring_pjc_2025.unidade.repositories.<text:span text:style-name="T4">UnidadeRepository</text:span>;</text:p>
      <text:p text:style-name="P2"><text:span text:style-name="T1">import</text:span> com.rossatti.spring_pjc_2025.unidade.exceptions.<text:span text:style-name="T3">UnidadeNotFoundException</text:span>;</text:p>
      <text:p text:style-name="P5"/>
      <text:p text:style-name="P2"><text:span text:style-name="T1">import</text:span> com.rossatti.spring_pjc_2025.pessoa_servidor_efetivo.dtos.response.<text:span text:style-name="T3">EnderecoFuncionalResponseDTO</text:span>;</text:p>
      <text:p text:style-name="P5"/>
      <text:p text:style-name="P2"><text:span text:style-name="T1">import</text:span> org.springframework.data.domain.<text:span text:style-name="T4">Page</text:span>;</text:p>
      <text:p text:style-name="P2"><text:span text:style-name="T1">import</text:span> org.springframework.data.domain.<text:span text:style-name="T4">Pageable</text:span>;</text:p>
      <text:p text:style-name="P2"><text:span text:style-name="T1">import</text:span> org.springframework.stereotype.<text:span text:style-name="T1">Service</text:span>;</text:p>
      <text:p text:style-name="P2"><text:soft-page-break/><text:span text:style-name="T1">import</text:span> org.springframework.transaction.annotation.<text:span text:style-name="T1">Transactional</text:span>;</text:p>
      <text:p text:style-name="P5"/>
      <text:p text:style-name="P2">@<text:span text:style-name="T1">Service</text:span></text:p>
      <text:p text:style-name="P2"><text:span text:style-name="T1">public</text:span> <text:span text:style-name="T1">class</text:span> <text:span text:style-name="T3">LotacaoServiceImpl</text:span> <text:span text:style-name="T1">implements</text:span> <text:span text:style-name="T4">LotacaoService</text:span> {</text:p>
      <text:p text:style-name="P5"/>
      <text:p text:style-name="P2"><text:span text:style-name="T1">private</text:span> <text:span text:style-name="T1">final</text:span> <text:span text:style-name="T4">LotacaoMapper</text:span> <text:span text:style-name="T5">lotacaoMapper</text:span>;</text:p>
      <text:p text:style-name="P2"><text:span text:style-name="T1">private</text:span> <text:span text:style-name="T1">final</text:span> <text:span text:style-name="T4">PessoaRepository</text:span> <text:span text:style-name="T5">pessoaRepository</text:span>;</text:p>
      <text:p text:style-name="P2"><text:span text:style-name="T1">private</text:span> <text:span text:style-name="T1">final</text:span> <text:span text:style-name="T4">LotacaoRepository</text:span> <text:span text:style-name="T5">lotacaoRepository</text:span>;</text:p>
      <text:p text:style-name="P2"><text:span text:style-name="T1">private</text:span> <text:span text:style-name="T1">final</text:span> <text:span text:style-name="T4">UnidadeRepository</text:span> <text:span text:style-name="T5">unidadeRepository</text:span>;</text:p>
      <text:p text:style-name="P5"/>
      <text:p text:style-name="P2"><text:span text:style-name="T1">public</text:span> <text:span text:style-name="T9">LotacaoServiceImpl</text:span>(</text:p>
      <text:p text:style-name="P2"><text:span text:style-name="T4">LotacaoRepository</text:span> <text:span text:style-name="T10">lotacaoRepository</text:span>, </text:p>
      <text:p text:style-name="P2"><text:span text:style-name="T4">PessoaRepository</text:span> <text:span text:style-name="T10">pessoaRepository</text:span>, </text:p>
      <text:p text:style-name="P2"><text:span text:style-name="T4">UnidadeRepository</text:span> <text:span text:style-name="T10">unidadeRepository</text:span>,</text:p>
      <text:p text:style-name="P2"><text:span text:style-name="T4">LotacaoMapper</text:span> <text:span text:style-name="T10">lotacaoMapper</text:span></text:p>
      <text:p text:style-name="P2">) {</text:p>
      <text:p text:style-name="P2"><text:span text:style-name="T6">this</text:span>.<text:span text:style-name="T5">lotacaoRepository</text:span> <text:span text:style-name="T1">=</text:span> <text:span text:style-name="T10">lotacaoRepository</text:span>;</text:p>
      <text:p text:style-name="P2"><text:span text:style-name="T6">this</text:span>.<text:span text:style-name="T5">pessoaRepository</text:span> <text:span text:style-name="T1">=</text:span> <text:span text:style-name="T10">pessoaRepository</text:span>;</text:p>
      <text:p text:style-name="P2"><text:span text:style-name="T6">this</text:span>.<text:span text:style-name="T5">unidadeRepository</text:span> <text:span text:style-name="T1">=</text:span> <text:span text:style-name="T10">unidadeRepository</text:span>;</text:p>
      <text:p text:style-name="P2"><text:span text:style-name="T6">this</text:span>.<text:span text:style-name="T5">lotacaoMapper</text:span> <text:span text:style-name="T1">=</text:span> <text:span text:style-name="T10">lotacaoMapper</text:span>;</text:p>
      <text:p text:style-name="P2">}</text:p>
      <text:p text:style-name="P5"/>
      <text:p text:style-name="P2">@<text:span text:style-name="T1">Override</text:span></text:p>
      <text:p text:style-name="P2">@<text:span text:style-name="T1">Transactional</text:span></text:p>
      <text:p text:style-name="P2"><text:span text:style-name="T1">public</text:span> <text:span text:style-name="T3">LotacaoResponse</text:span> <text:span text:style-name="T9">create</text:span>(<text:span text:style-name="T3">LotacaoRequest</text:span> <text:span text:style-name="T10">request</text:span>) {</text:p>
      <text:p text:style-name="P5"/>
      <text:p text:style-name="P2"><text:span text:style-name="T3">Pessoa</text:span> pessoa <text:span text:style-name="T1">=</text:span> <text:span text:style-name="T5">pessoaRepository</text:span>.<text:span text:style-name="T9">findById</text:span>(<text:span text:style-name="T10">request</text:span>.<text:span text:style-name="T9">getPessoaId</text:span>())</text:p>
      <text:p text:style-name="P2">.<text:span text:style-name="T9">orElseThrow</text:span>(() <text:span text:style-name="T4">-&gt;</text:span> <text:span text:style-name="T2">new</text:span> <text:span text:style-name="T9">PessoaNotFoundException</text:span>(<text:span text:style-name="T7">"</text:span><text:span text:style-name="T8">Pessoa não encontrada com ID: </text:span><text:span text:style-name="T7">"</text:span> <text:span text:style-name="T1">+</text:span> <text:span text:style-name="T10">request</text:span>.<text:span text:style-name="T9">getPessoaId</text:span>()));</text:p>
      <text:p text:style-name="P5"/>
      <text:p text:style-name="P2"><text:span text:style-name="T3">Unidade</text:span> unidade <text:span text:style-name="T1">=</text:span> <text:span text:style-name="T5">unidadeRepository</text:span>.<text:span text:style-name="T9">findById</text:span>(<text:span text:style-name="T10">request</text:span>.<text:span text:style-name="T9">getUnidadeId</text:span>())</text:p>
      <text:p text:style-name="P2">.<text:span text:style-name="T9">orElseThrow</text:span>(() <text:span text:style-name="T4">-&gt;</text:span> <text:span text:style-name="T2">new</text:span> <text:span text:style-name="T9">PessoaNotFoundException</text:span>(<text:span text:style-name="T7">"</text:span><text:span text:style-name="T8">Unidade não encontrada com ID: </text:span><text:span text:style-name="T7">"</text:span> <text:span text:style-name="T1">+</text:span> <text:span text:style-name="T10">request</text:span>.<text:span text:style-name="T9">getUnidadeId</text:span>()));</text:p>
      <text:p text:style-name="P5"/>
      <text:p text:style-name="P2"><text:span text:style-name="T3">Lotacao</text:span> lotacao <text:span text:style-name="T1">=</text:span> <text:span text:style-name="T3">Lotacao</text:span>.<text:span text:style-name="T9">builder</text:span>()</text:p>
      <text:p text:style-name="P2">.<text:span text:style-name="T9">pessoa</text:span>(pessoa)</text:p>
      <text:p text:style-name="P2">.<text:span text:style-name="T9">unidade</text:span>(unidade)</text:p>
      <text:p text:style-name="P2">.<text:span text:style-name="T9">dataLotacao</text:span>(<text:span text:style-name="T10">request</text:span>.<text:span text:style-name="T9">getDataLotacao</text:span>())</text:p>
      <text:p text:style-name="P2">.<text:span text:style-name="T9">dataRemocao</text:span>(<text:span text:style-name="T10">request</text:span>.<text:span text:style-name="T9">getDataRemocao</text:span>())</text:p>
      <text:p text:style-name="P2">.<text:span text:style-name="T9">portaria</text:span>(<text:span text:style-name="T10">request</text:span>.<text:span text:style-name="T9">getPortaria</text:span>())</text:p>
      <text:p text:style-name="P2">.<text:span text:style-name="T9">build</text:span>();</text:p>
      <text:p text:style-name="P5"/>
      <text:p text:style-name="P2">lotacao <text:span text:style-name="T1">=</text:span> <text:span text:style-name="T5">lotacaoRepository</text:span>.<text:span text:style-name="T9">save</text:span>(lotacao);</text:p>
      <text:p text:style-name="P2"><text:span text:style-name="T1">return</text:span> <text:span text:style-name="T5">lotacaoMapper</text:span>.<text:span text:style-name="T9">toResponse</text:span>(lotacao);</text:p>
      <text:p text:style-name="P5"/>
      <text:p text:style-name="P2">}</text:p>
      <text:p text:style-name="P5"/>
      <text:p text:style-name="P2">@<text:span text:style-name="T1">Override</text:span></text:p>
      <text:p text:style-name="P2">@<text:span text:style-name="T1">Transactional</text:span></text:p>
      <text:p text:style-name="P2"><text:span text:style-name="T1">public</text:span> <text:span text:style-name="T3">LotacaoResponse</text:span> <text:span text:style-name="T9">update</text:span>(<text:span text:style-name="T3">Long</text:span> <text:span text:style-name="T10">id</text:span>, <text:span text:style-name="T3">LotacaoRequest</text:span> <text:span text:style-name="T10">request</text:span>) {</text:p>
      <text:p text:style-name="P5"/>
      <text:p text:style-name="P2"><text:soft-page-break/><text:span text:style-name="T3">Lotacao</text:span> lotacao <text:span text:style-name="T1">=</text:span> <text:span text:style-name="T5">lotacaoRepository</text:span>.<text:span text:style-name="T9">findById</text:span>(<text:span text:style-name="T10">id</text:span>)</text:p>
      <text:p text:style-name="P2">.<text:span text:style-name="T9">orElseThrow</text:span>(() <text:span text:style-name="T4">-&gt;</text:span> <text:span text:style-name="T2">new</text:span> <text:span text:style-name="T9">UnidadeNotFoundException</text:span>(<text:span text:style-name="T7">"</text:span><text:span text:style-name="T8">Lotação não encontrada com ID: </text:span><text:span text:style-name="T7">"</text:span> <text:span text:style-name="T1">+</text:span> <text:span text:style-name="T10">id</text:span>));</text:p>
      <text:p text:style-name="P5"/>
      <text:p text:style-name="P2"><text:span text:style-name="T3">Pessoa</text:span> pessoa <text:span text:style-name="T1">=</text:span> <text:span text:style-name="T5">pessoaRepository</text:span>.<text:span text:style-name="T9">findById</text:span>(<text:span text:style-name="T10">request</text:span>.<text:span text:style-name="T9">getPessoaId</text:span>())</text:p>
      <text:p text:style-name="P2">.<text:span text:style-name="T9">orElseThrow</text:span>(() <text:span text:style-name="T4">-&gt;</text:span> <text:span text:style-name="T2">new</text:span> <text:span text:style-name="T9">UnidadeNotFoundException</text:span>(<text:span text:style-name="T7">"</text:span><text:span text:style-name="T8">Pessoa não encontrada com ID: </text:span><text:span text:style-name="T7">"</text:span> <text:span text:style-name="T1">+</text:span> <text:span text:style-name="T10">request</text:span>.<text:span text:style-name="T9">getPessoaId</text:span>()));</text:p>
      <text:p text:style-name="P5"/>
      <text:p text:style-name="P2"><text:span text:style-name="T3">Unidade</text:span> unidade <text:span text:style-name="T1">=</text:span> <text:span text:style-name="T5">unidadeRepository</text:span>.<text:span text:style-name="T9">findById</text:span>(<text:span text:style-name="T10">request</text:span>.<text:span text:style-name="T9">getUnidadeId</text:span>())</text:p>
      <text:p text:style-name="P2">.<text:span text:style-name="T9">orElseThrow</text:span>(() <text:span text:style-name="T4">-&gt;</text:span> <text:span text:style-name="T2">new</text:span> <text:span text:style-name="T9">UnidadeNotFoundException</text:span>(<text:span text:style-name="T7">"</text:span><text:span text:style-name="T8">Unidade não encontrada com ID: </text:span><text:span text:style-name="T7">"</text:span> <text:span text:style-name="T1">+</text:span> <text:span text:style-name="T10">request</text:span>.<text:span text:style-name="T9">getUnidadeId</text:span>()));</text:p>
      <text:p text:style-name="P5"/>
      <text:p text:style-name="P2">lotacao.<text:span text:style-name="T9">setPessoa</text:span>(pessoa);</text:p>
      <text:p text:style-name="P2">lotacao.<text:span text:style-name="T9">setUnidade</text:span>(unidade);</text:p>
      <text:p text:style-name="P2">lotacao.<text:span text:style-name="T9">setDataLotacao</text:span>(<text:span text:style-name="T10">request</text:span>.<text:span text:style-name="T9">getDataLotacao</text:span>());</text:p>
      <text:p text:style-name="P2">lotacao.<text:span text:style-name="T9">setDataRemocao</text:span>(<text:span text:style-name="T10">request</text:span>.<text:span text:style-name="T9">getDataRemocao</text:span>());</text:p>
      <text:p text:style-name="P2">lotacao.<text:span text:style-name="T9">setPortaria</text:span>(<text:span text:style-name="T10">request</text:span>.<text:span text:style-name="T9">getPortaria</text:span>());</text:p>
      <text:p text:style-name="P5"/>
      <text:p text:style-name="P2">lotacao <text:span text:style-name="T1">=</text:span> <text:span text:style-name="T5">lotacaoRepository</text:span>.<text:span text:style-name="T9">save</text:span>(lotacao);</text:p>
      <text:p text:style-name="P5"/>
      <text:p text:style-name="P2"><text:span text:style-name="T1">return</text:span> <text:span text:style-name="T5">lotacaoMapper</text:span>.<text:span text:style-name="T9">toResponse</text:span>(lotacao);</text:p>
      <text:p text:style-name="P5"/>
      <text:p text:style-name="P2">}</text:p>
      <text:p text:style-name="P5"/>
      <text:p text:style-name="P2">@<text:span text:style-name="T1">Override</text:span></text:p>
      <text:p text:style-name="P2"><text:span text:style-name="T1">public</text:span> <text:span text:style-name="T3">LotacaoResponse</text:span> <text:span text:style-name="T9">findById</text:span>(<text:span text:style-name="T3">Long</text:span> <text:span text:style-name="T10">id</text:span>) {</text:p>
      <text:p text:style-name="P5"/>
      <text:p text:style-name="P2"><text:span text:style-name="T1">if</text:span> (<text:span text:style-name="T1">!</text:span><text:span text:style-name="T5">lotacaoRepository</text:span>.<text:span text:style-name="T9">existsById</text:span>(<text:span text:style-name="T10">id</text:span>)) { </text:p>
      <text:p text:style-name="P2"><text:span text:style-name="T1">return</text:span> <text:span text:style-name="T2">new</text:span> <text:span text:style-name="T9">LotacaoResponse</text:span>(); </text:p>
      <text:p text:style-name="P2">}</text:p>
      <text:p text:style-name="P5"/>
      <text:p text:style-name="P2"><text:span text:style-name="T1">return</text:span> <text:span text:style-name="T5">lotacaoRepository</text:span>.<text:span text:style-name="T9">findById</text:span>(<text:span text:style-name="T10">id</text:span>)</text:p>
      <text:p text:style-name="P2">.<text:span text:style-name="T9">map</text:span>(<text:span text:style-name="T5">lotacaoMapper</text:span><text:span text:style-name="T1">::</text:span><text:span text:style-name="T9">toResponse</text:span>)</text:p>
      <text:p text:style-name="P2">.<text:span text:style-name="T9">orElseThrow</text:span>(<text:span text:style-name="T3">LotacaoNotFoundException</text:span><text:span text:style-name="T1">::</text:span><text:span text:style-name="T2">new</text:span>);</text:p>
      <text:p text:style-name="P2">}</text:p>
      <text:p text:style-name="P5"/>
      <text:p text:style-name="P2">@<text:span text:style-name="T1">Override</text:span></text:p>
      <text:p text:style-name="P2"><text:span text:style-name="T1">public</text:span> <text:span text:style-name="T4">Page</text:span>&lt;<text:span text:style-name="T3">LotacaoResponse</text:span>&gt; <text:span text:style-name="T9">findAll</text:span>(<text:span text:style-name="T4">Pageable</text:span> <text:span text:style-name="T10">pageable</text:span>) {</text:p>
      <text:p text:style-name="P2"><text:span text:style-name="T1">return</text:span> <text:span text:style-name="T5">lotacaoRepository</text:span>.<text:span text:style-name="T9">findAll</text:span>(<text:span text:style-name="T10">pageable</text:span>)</text:p>
      <text:p text:style-name="P2">.<text:span text:style-name="T9">map</text:span>(<text:span text:style-name="T5">lotacaoMapper</text:span><text:span text:style-name="T1">::</text:span><text:span text:style-name="T9">toResponse</text:span>); </text:p>
      <text:p text:style-name="P2">}</text:p>
      <text:p text:style-name="P5"/>
      <text:p text:style-name="P2"><text:span text:style-name="T1">public</text:span> <text:span text:style-name="T4">Page</text:span>&lt;<text:span text:style-name="T3">EnderecoFuncionalResponseDTO</text:span>&gt; <text:span text:style-name="T9">findFunctionalAddressByNome</text:span>(<text:span text:style-name="T3">String</text:span> <text:span text:style-name="T10">nome</text:span>, <text:span text:style-name="T4">Pageable</text:span> <text:span text:style-name="T10">pageable</text:span>) {</text:p>
      <text:p text:style-name="P5"/>
      <text:p text:style-name="P2"><text:span text:style-name="T4">Page</text:span>&lt;<text:span text:style-name="T3">Lotacao</text:span>&gt; lotacaoPage <text:span text:style-name="T1">=</text:span> <text:span text:style-name="T5">lotacaoRepository</text:span>.<text:span text:style-name="T9">findByPessoaNomeContaining</text:span>(<text:span text:style-name="T10">nome</text:span>, <text:span text:style-name="T10">pageable</text:span>);</text:p>
      <text:p text:style-name="P5"/>
      <text:p text:style-name="P2"><text:span text:style-name="T1">return</text:span> lotacaoPage.<text:span text:style-name="T9">map</text:span>(<text:span text:style-name="T10">lotacao</text:span> <text:span text:style-name="T4">-&gt;</text:span> {</text:p>
      <text:p text:style-name="P2"><text:span text:style-name="T3">Unidade</text:span> unidade <text:span text:style-name="T1">=</text:span> <text:span text:style-name="T10">lotacao</text:span>.<text:span text:style-name="T9">getUnidade</text:span>();</text:p>
      <text:p text:style-name="P2"><text:span text:style-name="T3">UnidadeEndereco</text:span> unidadeEndereco <text:span text:style-name="T1">=</text:span> unidade.<text:span text:style-name="T9">getUnidadeEndereco</text:span>(); </text:p>
      <text:p text:style-name="P5"><text:soft-page-break/></text:p>
      <text:p text:style-name="P2"><text:span text:style-name="T3">Endereco</text:span> endereco <text:span text:style-name="T1">=</text:span> unidadeEndereco <text:span text:style-name="T1">!=</text:span> <text:span text:style-name="T5">null</text:span> <text:span text:style-name="T1">?</text:span> unidadeEndereco.<text:span text:style-name="T9">getEndereco</text:span>() <text:span text:style-name="T1">:</text:span> <text:span text:style-name="T5">null</text:span>;</text:p>
      <text:p text:style-name="P5"/>
      <text:p text:style-name="P2"><text:span text:style-name="T1">return</text:span> <text:span text:style-name="T2">new</text:span> <text:span text:style-name="T9">EnderecoFuncionalResponseDTO</text:span>(</text:p>
      <text:p text:style-name="P2"><text:span text:style-name="T10">lotacao</text:span>.<text:span text:style-name="T9">getPessoa</text:span>().<text:span text:style-name="T9">getNome</text:span>(),</text:p>
      <text:p text:style-name="P2">unidade.<text:span text:style-name="T9">getNome</text:span>(),</text:p>
      <text:p text:style-name="P2">endereco <text:span text:style-name="T1">!=</text:span> <text:span text:style-name="T5">null</text:span> <text:span text:style-name="T1">?</text:span> endereco.<text:span text:style-name="T9">getLogradouro</text:span>() <text:span text:style-name="T1">:</text:span> <text:span text:style-name="T7">"</text:span><text:span text:style-name="T8">Não informado</text:span><text:span text:style-name="T7">"</text:span>,</text:p>
      <text:p text:style-name="P2">endereco <text:span text:style-name="T1">!=</text:span> <text:span text:style-name="T5">null</text:span> <text:span text:style-name="T1">?</text:span> endereco.<text:span text:style-name="T9">getNumero</text:span>() <text:span text:style-name="T1">:</text:span> <text:span text:style-name="T5">0</text:span>,</text:p>
      <text:p text:style-name="P2">endereco <text:span text:style-name="T1">!=</text:span> <text:span text:style-name="T5">null</text:span> <text:span text:style-name="T1">?</text:span> endereco.<text:span text:style-name="T9">getBairro</text:span>() <text:span text:style-name="T1">:</text:span> <text:span text:style-name="T7">"</text:span><text:span text:style-name="T8">Não informado</text:span><text:span text:style-name="T7">"</text:span>,</text:p>
      <text:p text:style-name="P2">endereco <text:span text:style-name="T1">!=</text:span> <text:span text:style-name="T5">null</text:span> <text:span text:style-name="T1">?</text:span> endereco.<text:span text:style-name="T9">getCidade</text:span>().<text:span text:style-name="T9">getNome</text:span>() <text:span text:style-name="T1">:</text:span> <text:span text:style-name="T7">"</text:span><text:span text:style-name="T8">Não informado</text:span><text:span text:style-name="T7">"</text:span>,</text:p>
      <text:p text:style-name="P2">endereco <text:span text:style-name="T1">!=</text:span> <text:span text:style-name="T5">null</text:span> <text:span text:style-name="T1">?</text:span> endereco.<text:span text:style-name="T9">getCidade</text:span>().<text:span text:style-name="T9">getUf</text:span>() <text:span text:style-name="T1">:</text:span> <text:span text:style-name="T7">"</text:span><text:span text:style-name="T8">Não informado</text:span><text:span text:style-name="T7">"</text:span></text:p>
      <text:p text:style-name="P2">); </text:p>
      <text:p text:style-name="P2">});</text:p>
      <text:p text:style-name="P2">}</text:p>
      <text:p text:style-name="P2">} </text:p>
      <text:p text:style-name="P1"/>
      <text:p text:style-name="P1"/>
      <text:p text:style-name="P4">@<text:span text:style-name="T1">Documented</text:span></text:p>
      <text:p text:style-name="P2">@<text:span text:style-name="T1">Constraint</text:span>(<text:span text:style-name="T5">validatedBy</text:span> <text:span text:style-name="T1">=</text:span> <text:span text:style-name="T3">UnidadeExistsValidator</text:span>.class)</text:p>
      <text:p text:style-name="P2">@<text:span text:style-name="T1">Target</text:span>({ <text:span text:style-name="T4">ElementType</text:span>.FIELD }) <text:span text:style-name="T11">// Agora só pode ser aplicada em atributos individuais (como ID)</text:span></text:p>
      <text:p text:style-name="P2">@<text:span text:style-name="T1">Retention</text:span>(<text:span text:style-name="T4">RetentionPolicy</text:span>.RUNTIME)</text:p>
      <text:p text:style-name="P2"><text:span text:style-name="T1">public</text:span> @<text:span text:style-name="T1">interface</text:span> <text:span text:style-name="T1">ValidUnidadeExists</text:span> {</text:p>
      <text:p text:style-name="P2"><text:span text:style-name="T3">String</text:span> <text:span text:style-name="T5">message</text:span>() <text:span text:style-name="T1">default</text:span> <text:span text:style-name="T7">"</text:span><text:span text:style-name="T8">A unidade informada com ID {value} não existe no banco de dados.</text:span><text:span text:style-name="T7">"</text:span>;</text:p>
      <text:p text:style-name="P2"><text:span text:style-name="T3">Class</text:span><text:span text:style-name="T1">&lt;?&gt;</text:span>[] <text:span text:style-name="T5">groups</text:span>() <text:span text:style-name="T1">default</text:span> {};</text:p>
      <text:p text:style-name="P2"><text:span text:style-name="T3">Class</text:span><text:span text:style-name="T1">&lt;?</text:span> extends <text:span text:style-name="T4">Payload</text:span><text:span text:style-name="T1">&gt;</text:span>[] <text:span text:style-name="T5">payload</text:span>() <text:span text:style-name="T1">default</text:span> {};</text:p>
      <text:p text:style-name="P2">}</text:p>
      <text:p text:style-name="P1"/>
      <text:p text:style-name="P1"/>
      <text:p text:style-name="P1"/>
      <text:p text:style-name="P2"><text:span text:style-name="T1">import</text:span> com.rossatti.spring_pjc_2025.unidade.repositories.<text:span text:style-name="T4">UnidadeRepository</text:span>;</text:p>
      <text:p text:style-name="P2"><text:span text:style-name="T1">import</text:span> jakarta.validation.<text:span text:style-name="T4">ConstraintValidator</text:span>;</text:p>
      <text:p text:style-name="P2"><text:span text:style-name="T1">import</text:span> jakarta.validation.<text:span text:style-name="T4">ConstraintValidatorContext</text:span>;</text:p>
      <text:p text:style-name="P2"><text:span text:style-name="T1">import</text:span> org.springframework.beans.factory.annotation.<text:span text:style-name="T1">Autowired</text:span>;</text:p>
      <text:p text:style-name="P5"/>
      <text:p text:style-name="P2"><text:span text:style-name="T1">public</text:span> <text:span text:style-name="T1">class</text:span> <text:span text:style-name="T3">UnidadeExistsValidator</text:span> <text:span text:style-name="T1">implements</text:span> <text:span text:style-name="T4">ConstraintValidator</text:span>&lt;<text:span text:style-name="T1">ValidUnidadeExists</text:span>, <text:span text:style-name="T3">Long</text:span>&gt; {</text:p>
      <text:p text:style-name="P5"/>
      <text:p text:style-name="P2">@<text:span text:style-name="T1">Autowired</text:span></text:p>
      <text:p text:style-name="P2"><text:span text:style-name="T1">private</text:span> <text:span text:style-name="T1">final</text:span> <text:span text:style-name="T4">UnidadeRepository</text:span> <text:span text:style-name="T5">unidadeRepository</text:span>;</text:p>
      <text:p text:style-name="P5"/>
      <text:p text:style-name="P2"><text:span text:style-name="T1">public</text:span> <text:span text:style-name="T9">UnidadeExistsValidator</text:span>(<text:span text:style-name="T4">UnidadeRepository</text:span> <text:span text:style-name="T10">unidadeRepository</text:span>) {</text:p>
      <text:p text:style-name="P2"><text:span text:style-name="T6">this</text:span>.<text:span text:style-name="T5">unidadeRepository</text:span> <text:span text:style-name="T1">=</text:span> <text:span text:style-name="T10">unidadeRepository</text:span>;</text:p>
      <text:p text:style-name="P2">}</text:p>
      <text:p text:style-name="P5"/>
      <text:p text:style-name="P2">@<text:span text:style-name="T1">Override</text:span></text:p>
      <text:p text:style-name="P2"><text:span text:style-name="T1">public</text:span> <text:span text:style-name="T4">boolean</text:span> <text:span text:style-name="T9">isValid</text:span>(<text:span text:style-name="T3">Long</text:span> <text:span text:style-name="T10">unidadeId</text:span>, <text:span text:style-name="T4">ConstraintValidatorContext</text:span> <text:span text:style-name="T10">context</text:span>) {</text:p>
      <text:p text:style-name="P2"><text:span text:style-name="T1">if</text:span> (<text:span text:style-name="T10">unidadeId</text:span> <text:span text:style-name="T1">==</text:span> <text:span text:style-name="T5">null</text:span>) {</text:p>
      <text:p text:style-name="P2"><text:span text:style-name="T1">return</text:span> <text:span text:style-name="T5">false</text:span>; <text:span text:style-name="T11">// ID não pode ser nulo</text:span></text:p>
      <text:p text:style-name="P2">}</text:p>
      <text:p text:style-name="P5"><text:soft-page-break/></text:p>
      <text:p text:style-name="P2"><text:span text:style-name="T4">boolean</text:span> exists <text:span text:style-name="T1">=</text:span> <text:span text:style-name="T5">unidadeRepository</text:span>.<text:span text:style-name="T9">existsById</text:span>(<text:span text:style-name="T10">unidadeId</text:span>);</text:p>
      <text:p text:style-name="P2"><text:span text:style-name="T1">if</text:span> (<text:span text:style-name="T1">!</text:span>exists) {</text:p>
      <text:p text:style-name="P7">// Personaliza a mensagem de erro</text:p>
      <text:p text:style-name="P2"><text:span text:style-name="T10">context</text:span>.<text:span text:style-name="T9">disableDefaultConstraintViolation</text:span>();</text:p>
      <text:p text:style-name="P2"><text:span text:style-name="T10">context</text:span>.<text:span text:style-name="T9">buildConstraintViolationWithTemplate</text:span>(<text:span text:style-name="T7">"</text:span><text:span text:style-name="T8">A unidade com ID </text:span><text:span text:style-name="T7">"</text:span> <text:span text:style-name="T1">+</text:span> <text:span text:style-name="T10">unidadeId</text:span> <text:span text:style-name="T1">+</text:span> <text:span text:style-name="T7">"</text:span><text:span text:style-name="T8"> não existe no banco de dados.</text:span><text:span text:style-name="T7">"</text:span>)</text:p>
      <text:p text:style-name="P2">.<text:span text:style-name="T9">addConstraintViolation</text:span>();</text:p>
      <text:p text:style-name="P2">}</text:p>
      <text:p text:style-name="P5"/>
      <text:p text:style-name="P2"><text:span text:style-name="T1">return</text:span> exists;</text:p>
      <text:p text:style-name="P2">}</text:p>
      <text:p text:style-name="P2">}</text:p>
      <text:p text:style-name="P2"/>
      <text:p text:style-name="P4"><text:span text:style-name="T1">import</text:span> jakarta.validation.<text:span text:style-name="T1">Constraint</text:span>;</text:p>
      <text:p text:style-name="P2"><text:span text:style-name="T1">import</text:span> jakarta.validation.<text:span text:style-name="T4">Payload</text:span>;</text:p>
      <text:p text:style-name="P2"><text:span text:style-name="T1">import</text:span> java.lang.annotation.<text:span text:style-name="T6">*</text:span>;</text:p>
      <text:p text:style-name="P5"/>
      <text:p text:style-name="P2">@<text:span text:style-name="T1">Documented</text:span></text:p>
      <text:p text:style-name="P2">@<text:span text:style-name="T1">Constraint</text:span>(<text:span text:style-name="T5">validatedBy</text:span> <text:span text:style-name="T1">=</text:span> <text:span text:style-name="T3">PessoaExistsValidator</text:span>.class)</text:p>
      <text:p text:style-name="P2">@<text:span text:style-name="T1">Target</text:span>({ <text:span text:style-name="T4">ElementType</text:span>.FIELD }) <text:span text:style-name="T11">// Agora só pode ser aplicada em atributos individuais (como ID)</text:span></text:p>
      <text:p text:style-name="P2">@<text:span text:style-name="T1">Retention</text:span>(<text:span text:style-name="T4">RetentionPolicy</text:span>.RUNTIME)</text:p>
      <text:p text:style-name="P2"><text:span text:style-name="T1">public</text:span> @<text:span text:style-name="T1">interface</text:span> <text:span text:style-name="T1">ValidPessoaExists</text:span> {</text:p>
      <text:p text:style-name="P2"><text:span text:style-name="T3">String</text:span> <text:span text:style-name="T5">message</text:span>() <text:span text:style-name="T1">default</text:span> <text:span text:style-name="T7">"</text:span><text:span text:style-name="T8">A pessoa informada com ID {value} não existe no banco de dados.</text:span><text:span text:style-name="T7">"</text:span>;</text:p>
      <text:p text:style-name="P2"><text:span text:style-name="T3">Class</text:span><text:span text:style-name="T1">&lt;?&gt;</text:span>[] <text:span text:style-name="T5">groups</text:span>() <text:span text:style-name="T1">default</text:span> {};</text:p>
      <text:p text:style-name="P2"><text:span text:style-name="T3">Class</text:span><text:span text:style-name="T1">&lt;?</text:span> extends <text:span text:style-name="T4">Payload</text:span><text:span text:style-name="T1">&gt;</text:span>[] <text:span text:style-name="T5">payload</text:span>() <text:span text:style-name="T1">default</text:span> {};</text:p>
      <text:p text:style-name="P2">}</text:p>
      <text:p text:style-name="P2"/>
      <text:p text:style-name="P4"><text:span text:style-name="T1">import</text:span> com.rossatti.spring_pjc_2025.pessoa.repositories.<text:span text:style-name="T4">PessoaRepository</text:span>;</text:p>
      <text:p text:style-name="P2"><text:span text:style-name="T1">import</text:span> jakarta.validation.<text:span text:style-name="T4">ConstraintValidator</text:span>;</text:p>
      <text:p text:style-name="P2"><text:span text:style-name="T1">import</text:span> jakarta.validation.<text:span text:style-name="T4">ConstraintValidatorContext</text:span>;</text:p>
      <text:p text:style-name="P2"><text:span text:style-name="T1">import</text:span> org.springframework.beans.factory.annotation.<text:span text:style-name="T1">Autowired</text:span>;</text:p>
      <text:p text:style-name="P5"/>
      <text:p text:style-name="P2"><text:span text:style-name="T1">public</text:span> <text:span text:style-name="T1">class</text:span> <text:span text:style-name="T3">PessoaExistsValidator</text:span> <text:span text:style-name="T1">implements</text:span> <text:span text:style-name="T4">ConstraintValidator</text:span>&lt;<text:span text:style-name="T1">ValidPessoaExists</text:span>, <text:span text:style-name="T3">Long</text:span>&gt; {</text:p>
      <text:p text:style-name="P2">@<text:span text:style-name="T1">Autowired</text:span></text:p>
      <text:p text:style-name="P2"><text:span text:style-name="T1">private</text:span> <text:span text:style-name="T1">final</text:span> <text:span text:style-name="T4">PessoaRepository</text:span> <text:span text:style-name="T5">pessoaRepository</text:span>;</text:p>
      <text:p text:style-name="P5"/>
      <text:p text:style-name="P2"><text:span text:style-name="T1">public</text:span> <text:span text:style-name="T9">PessoaExistsValidator</text:span>(<text:span text:style-name="T4">PessoaRepository</text:span> <text:span text:style-name="T10">pessoaRepository</text:span>) {</text:p>
      <text:p text:style-name="P2"><text:span text:style-name="T6">this</text:span>.<text:span text:style-name="T5">pessoaRepository</text:span> <text:span text:style-name="T1">=</text:span> <text:span text:style-name="T10">pessoaRepository</text:span>;</text:p>
      <text:p text:style-name="P2">}</text:p>
      <text:p text:style-name="P5"/>
      <text:p text:style-name="P2">@<text:span text:style-name="T1">Override</text:span></text:p>
      <text:p text:style-name="P2"><text:span text:style-name="T1">public</text:span> <text:span text:style-name="T4">boolean</text:span> <text:span text:style-name="T9">isValid</text:span>(<text:span text:style-name="T3">Long</text:span> <text:span text:style-name="T10">pessoaId</text:span>, <text:span text:style-name="T4">ConstraintValidatorContext</text:span> <text:span text:style-name="T10">context</text:span>) {</text:p>
      <text:p text:style-name="P2"><text:span text:style-name="T1">if</text:span> (<text:span text:style-name="T10">pessoaId</text:span> <text:span text:style-name="T1">==</text:span> <text:span text:style-name="T5">null</text:span>) {</text:p>
      <text:p text:style-name="P2"><text:span text:style-name="T1">return</text:span> <text:span text:style-name="T5">false</text:span>; <text:span text:style-name="T11">// ID não pode ser nulo</text:span></text:p>
      <text:p text:style-name="P2">}</text:p>
      <text:p text:style-name="P5"/>
      <text:p text:style-name="P2"><text:span text:style-name="T4">boolean</text:span> exists <text:span text:style-name="T1">=</text:span> <text:span text:style-name="T5">pessoaRepository</text:span>.<text:span text:style-name="T9">existsById</text:span>(<text:span text:style-name="T10">pessoaId</text:span>);</text:p>
      <text:p text:style-name="P2"><text:soft-page-break/><text:span text:style-name="T1">if</text:span> (<text:span text:style-name="T1">!</text:span>exists) {</text:p>
      <text:p text:style-name="P7">// Personaliza a mensagem de erro</text:p>
      <text:p text:style-name="P2"><text:span text:style-name="T10">context</text:span>.<text:span text:style-name="T9">disableDefaultConstraintViolation</text:span>();</text:p>
      <text:p text:style-name="P2"><text:span text:style-name="T10">context</text:span>.<text:span text:style-name="T9">buildConstraintViolationWithTemplate</text:span>(<text:span text:style-name="T7">"</text:span><text:span text:style-name="T8">A pessoa com ID </text:span><text:span text:style-name="T7">"</text:span> <text:span text:style-name="T1">+</text:span> <text:span text:style-name="T10">pessoaId</text:span> <text:span text:style-name="T1">+</text:span> <text:span text:style-name="T7">"</text:span><text:span text:style-name="T8"> não existe no banco de dados.</text:span><text:span text:style-name="T7">"</text:span>)</text:p>
      <text:p text:style-name="P2">.<text:span text:style-name="T9">addConstraintViolation</text:span>();</text:p>
      <text:p text:style-name="P2">}</text:p>
      <text:p text:style-name="P5"/>
      <text:p text:style-name="P2"><text:span text:style-name="T1">return</text:span> exists;</text:p>
      <text:p text:style-name="P2">}</text:p>
      <text:p text:style-name="P2">}</text:p>
      <text:p text:style-name="P3"/>
      <text:p text:style-name="P1"/>
      <text:p text:style-name="P2"><text:span text:style-name="T1">import</text:span> jakarta.validation.<text:span text:style-name="T1">Constraint</text:span>;</text:p>
      <text:p text:style-name="P2"><text:span text:style-name="T1">import</text:span> jakarta.validation.<text:span text:style-name="T4">Payload</text:span>;</text:p>
      <text:p text:style-name="P2"><text:span text:style-name="T1">import</text:span> java.lang.annotation.<text:span text:style-name="T6">*</text:span>;</text:p>
      <text:p text:style-name="P5"/>
      <text:p text:style-name="P2">@<text:span text:style-name="T1">Documented</text:span></text:p>
      <text:p text:style-name="P2">@<text:span text:style-name="T1">Constraint</text:span>(<text:span text:style-name="T5">validatedBy</text:span> <text:span text:style-name="T1">=</text:span> <text:span text:style-name="T3">LotacaoDateValidator</text:span>.class)</text:p>
      <text:p text:style-name="P2">@<text:span text:style-name="T1">Target</text:span>({ <text:span text:style-name="T4">ElementType</text:span>.TYPE }) <text:span text:style-name="T11">// A anotação será usada na classe, não no campo</text:span></text:p>
      <text:p text:style-name="P2">@<text:span text:style-name="T1">Retention</text:span>(<text:span text:style-name="T4">RetentionPolicy</text:span>.RUNTIME)</text:p>
      <text:p text:style-name="P2"><text:span text:style-name="T1">public</text:span> @<text:span text:style-name="T1">interface</text:span> <text:span text:style-name="T1">ValidLotacaoDate</text:span> {</text:p>
      <text:p text:style-name="P2"><text:span text:style-name="T3">String</text:span> <text:span text:style-name="T5">message</text:span>() <text:span text:style-name="T1">default</text:span> <text:span text:style-name="T7">"</text:span><text:span text:style-name="T8">A data de lotação deve ser posterior à data de nascimento da pessoa.</text:span><text:span text:style-name="T7">"</text:span>;</text:p>
      <text:p text:style-name="P2"><text:span text:style-name="T3">Class</text:span><text:span text:style-name="T1">&lt;?&gt;</text:span>[] <text:span text:style-name="T5">groups</text:span>() <text:span text:style-name="T1">default</text:span> {};</text:p>
      <text:p text:style-name="P2"><text:span text:style-name="T3">Class</text:span><text:span text:style-name="T1">&lt;?</text:span> extends <text:span text:style-name="T4">Payload</text:span><text:span text:style-name="T1">&gt;</text:span>[] <text:span text:style-name="T5">payload</text:span>() <text:span text:style-name="T1">default</text:span> {};</text:p>
      <text:p text:style-name="P2">}</text:p>
      <text:p text:style-name="P2"/>
      <text:p text:style-name="P1"/>
      <text:p text:style-name="P2"><text:span text:style-name="T1">import</text:span> com.rossatti.spring_pjc_2025.lotacao.dtos.request.<text:span text:style-name="T3">LotacaoRequest</text:span>;</text:p>
      <text:p text:style-name="P2"><text:span text:style-name="T1">import</text:span> com.rossatti.spring_pjc_2025.pessoa.entities.<text:span text:style-name="T3">Pessoa</text:span>;</text:p>
      <text:p text:style-name="P2"><text:span text:style-name="T1">import</text:span> com.rossatti.spring_pjc_2025.pessoa.repositories.<text:span text:style-name="T4">PessoaRepository</text:span>;</text:p>
      <text:p text:style-name="P2"><text:span text:style-name="T1">import</text:span> jakarta.validation.<text:span text:style-name="T4">ConstraintValidator</text:span>;</text:p>
      <text:p text:style-name="P2"><text:span text:style-name="T1">import</text:span> jakarta.validation.<text:span text:style-name="T4">ConstraintValidatorContext</text:span>;</text:p>
      <text:p text:style-name="P2"><text:span text:style-name="T1">import</text:span> org.springframework.beans.factory.annotation.<text:span text:style-name="T1">Autowired</text:span>;</text:p>
      <text:p text:style-name="P5"/>
      <text:p text:style-name="P2"><text:span text:style-name="T1">import</text:span> java.time.<text:span text:style-name="T3">LocalDate</text:span>;</text:p>
      <text:p text:style-name="P2"><text:span text:style-name="T1">import</text:span> java.util.<text:span text:style-name="T3">Optional</text:span>;</text:p>
      <text:p text:style-name="P5"/>
      <text:p text:style-name="P2"><text:span text:style-name="T1">public</text:span> <text:span text:style-name="T1">class</text:span> <text:span text:style-name="T3">LotacaoDateValidator</text:span> <text:span text:style-name="T1">implements</text:span> <text:span text:style-name="T4">ConstraintValidator</text:span>&lt;<text:span text:style-name="T1">ValidLotacaoDate</text:span>, <text:span text:style-name="T3">LotacaoRequest</text:span>&gt; {</text:p>
      <text:p text:style-name="P5"/>
      <text:p text:style-name="P2">@<text:span text:style-name="T1">Autowired</text:span></text:p>
      <text:p text:style-name="P2"><text:span text:style-name="T1">private</text:span> <text:span text:style-name="T1">final</text:span> <text:span text:style-name="T4">PessoaRepository</text:span> <text:span text:style-name="T5">pessoaRepository</text:span>;</text:p>
      <text:p text:style-name="P5"/>
      <text:p text:style-name="P2"><text:span text:style-name="T1">public</text:span> <text:span text:style-name="T9">LotacaoDateValidator</text:span>(<text:span text:style-name="T4">PessoaRepository</text:span> <text:span text:style-name="T10">pessoaRepository</text:span>) {</text:p>
      <text:p text:style-name="P2"><text:span text:style-name="T6">this</text:span>.<text:span text:style-name="T5">pessoaRepository</text:span> <text:span text:style-name="T1">=</text:span> <text:span text:style-name="T10">pessoaRepository</text:span>;</text:p>
      <text:p text:style-name="P2">}</text:p>
      <text:p text:style-name="P5"/>
      <text:p text:style-name="P2">@<text:span text:style-name="T1">Override</text:span></text:p>
      <text:p text:style-name="P2"><text:soft-page-break/><text:span text:style-name="T1">public</text:span> <text:span text:style-name="T4">boolean</text:span> <text:span text:style-name="T9">isValid</text:span>(<text:span text:style-name="T3">LotacaoRequest</text:span> <text:span text:style-name="T10">request</text:span>, <text:span text:style-name="T4">ConstraintValidatorContext</text:span> <text:span text:style-name="T10">context</text:span>) {</text:p>
      <text:p text:style-name="P2"><text:span text:style-name="T1">if</text:span> (<text:span text:style-name="T10">request</text:span> <text:span text:style-name="T1">==</text:span> <text:span text:style-name="T5">null</text:span> <text:span text:style-name="T1">||</text:span> <text:span text:style-name="T10">request</text:span>.<text:span text:style-name="T9">getPessoaId</text:span>() <text:span text:style-name="T1">==</text:span> <text:span text:style-name="T5">null</text:span> <text:span text:style-name="T1">||</text:span> <text:span text:style-name="T10">request</text:span>.<text:span text:style-name="T9">getDataLotacao</text:span>() <text:span text:style-name="T1">==</text:span> <text:span text:style-name="T5">null</text:span>) {</text:p>
      <text:p text:style-name="P2"><text:span text:style-name="T1">return</text:span> <text:span text:style-name="T5">false</text:span>; <text:span text:style-name="T11">// Se o ID da pessoa ou a data de lotação for nulo, a validação falha</text:span></text:p>
      <text:p text:style-name="P2">}</text:p>
      <text:p text:style-name="P5"/>
      <text:p text:style-name="P2"><text:span text:style-name="T3">Optional</text:span>&lt;<text:span text:style-name="T3">Pessoa</text:span>&gt; pessoaOpt <text:span text:style-name="T1">=</text:span> <text:span text:style-name="T5">pessoaRepository</text:span>.<text:span text:style-name="T9">findById</text:span>(<text:span text:style-name="T10">request</text:span>.<text:span text:style-name="T9">getPessoaId</text:span>());</text:p>
      <text:p text:style-name="P2"><text:span text:style-name="T1">if</text:span> (pessoaOpt.<text:span text:style-name="T9">isEmpty</text:span>()) {</text:p>
      <text:p text:style-name="P2"><text:span text:style-name="T1">return</text:span> <text:span text:style-name="T5">false</text:span>; <text:span text:style-name="T11">// Se a pessoa não existe, falha na validação</text:span></text:p>
      <text:p text:style-name="P2">}</text:p>
      <text:p text:style-name="P5"/>
      <text:p text:style-name="P2"><text:span text:style-name="T3">LocalDate</text:span> dataNascimento <text:span text:style-name="T1">=</text:span> pessoaOpt.<text:span text:style-name="T9">get</text:span>().<text:span text:style-name="T9">getDataNascimento</text:span>();</text:p>
      <text:p text:style-name="P2"><text:span text:style-name="T3">LocalDate</text:span> dataLotacao <text:span text:style-name="T1">=</text:span> <text:span text:style-name="T10">request</text:span>.<text:span text:style-name="T9">getDataLotacao</text:span>();</text:p>
      <text:p text:style-name="P5"/>
      <text:p text:style-name="P2"><text:span text:style-name="T4">boolean</text:span> isValid <text:span text:style-name="T1">=</text:span> dataLotacao.<text:span text:style-name="T9">isAfter</text:span>(dataNascimento); <text:span text:style-name="T11">// A data de lotação deve ser posterior ao nascimento</text:span></text:p>
      <text:p text:style-name="P5"/>
      <text:p text:style-name="P2"><text:span text:style-name="T1">if</text:span> (<text:span text:style-name="T1">!</text:span>isValid) {</text:p>
      <text:p text:style-name="P7">// Personaliza a mensagem de erro</text:p>
      <text:p text:style-name="P2"><text:span text:style-name="T10">context</text:span>.<text:span text:style-name="T9">disableDefaultConstraintViolation</text:span>();</text:p>
      <text:p text:style-name="P2"><text:span text:style-name="T10">context</text:span>.<text:span text:style-name="T9">buildConstraintViolationWithTemplate</text:span>(</text:p>
      <text:p text:style-name="P2"><text:span text:style-name="T7">"</text:span><text:span text:style-name="T8">A data de lotação (</text:span><text:span text:style-name="T7">"</text:span> <text:span text:style-name="T1">+</text:span> dataLotacao <text:span text:style-name="T1">+</text:span> <text:span text:style-name="T7">"</text:span><text:span text:style-name="T8">) deve ser posterior à data de nascimento da pessoa (</text:span><text:span text:style-name="T7">"</text:span> <text:span text:style-name="T1">+</text:span> dataNascimento <text:span text:style-name="T1">+</text:span> <text:span text:style-name="T7">"</text:span><text:span text:style-name="T8">).</text:span><text:span text:style-name="T7">"</text:span></text:p>
      <text:p text:style-name="P2">).<text:span text:style-name="T9">addConstraintViolation</text:span>();</text:p>
      <text:p text:style-name="P2">}</text:p>
      <text:p text:style-name="P5"/>
      <text:p text:style-name="P2"><text:span text:style-name="T1">return</text:span> isValid;</text:p>
      <text:p text:style-name="P2">}</text:p>
      <text:p text:style-name="P2">}</text:p>
      <text:p text:style-name="P2"/>
      <text:p text:style-name="P1"/>
      <text:p text:style-name="P2"><text:span text:style-name="T1">import</text:span> jakarta.validation.<text:span text:style-name="T1">Valid</text:span>;</text:p>
      <text:p text:style-name="P5"/>
      <text:p text:style-name="P2"><text:span text:style-name="T1">import</text:span> org.springframework.data.domain.<text:span text:style-name="T4">Page</text:span>;</text:p>
      <text:p text:style-name="P2"><text:span text:style-name="T1">import</text:span> org.springframework.data.domain.<text:span text:style-name="T4">Pageable</text:span>;</text:p>
      <text:p text:style-name="P2"><text:span text:style-name="T1">import</text:span> org.springframework.data.domain.<text:span text:style-name="T3">Sort</text:span>.<text:span text:style-name="T4">Direction</text:span>;</text:p>
      <text:p text:style-name="P5"/>
      <text:p text:style-name="P2"><text:span text:style-name="T1">import</text:span> com.rossatti.spring_pjc_2025.commons.routes.<text:span text:style-name="T3">ApiRoutes</text:span>;</text:p>
      <text:p text:style-name="P2"><text:span text:style-name="T1">import</text:span> com.rossatti.spring_pjc_2025.lotacao.services.<text:span text:style-name="T4">LotacaoService</text:span>;</text:p>
      <text:p text:style-name="P2"><text:span text:style-name="T1">import</text:span> com.rossatti.spring_pjc_2025.lotacao.dtos.request.<text:span text:style-name="T3">LotacaoRequest</text:span>;</text:p>
      <text:p text:style-name="P2"><text:span text:style-name="T1">import</text:span> com.rossatti.spring_pjc_2025.lotacao.dtos.response.<text:span text:style-name="T3">LotacaoResponse</text:span>;</text:p>
      <text:p text:style-name="P2"><text:span text:style-name="T1">import</text:span> com.rossatti.spring_pjc_2025.pessoa_servidor_efetivo.dtos.response.<text:span text:style-name="T3">EnderecoFuncionalResponseDTO</text:span>;</text:p>
      <text:p text:style-name="P5"/>
      <text:p text:style-name="P2"><text:span text:style-name="T1">import</text:span> org.springframework.http.<text:span text:style-name="T3">ResponseEntity</text:span>;</text:p>
      <text:p text:style-name="P2"><text:span text:style-name="T1">import</text:span> org.springframework.web.bind.annotation.<text:span text:style-name="T6">*</text:span>;</text:p>
      <text:p text:style-name="P2"><text:span text:style-name="T1">import</text:span> org.springframework.data.web.<text:span text:style-name="T1">PageableDefault</text:span>;</text:p>
      <text:p text:style-name="P5"/>
      <text:p text:style-name="P2">@<text:span text:style-name="T1">RestController</text:span></text:p>
      <text:p text:style-name="P2"><text:span text:style-name="T1">public</text:span> <text:span text:style-name="T1">class</text:span> <text:span text:style-name="T3">LotacaoRestController</text:span> {</text:p>
      <text:p text:style-name="P5"/>
      <text:p text:style-name="P2"><text:soft-page-break/><text:span text:style-name="T1">private</text:span> <text:span text:style-name="T1">final</text:span> <text:span text:style-name="T4">LotacaoService</text:span> <text:span text:style-name="T5">lotacaoService</text:span>;</text:p>
      <text:p text:style-name="P5"/>
      <text:p text:style-name="P2"><text:span text:style-name="T1">public</text:span> <text:span text:style-name="T9">LotacaoRestController</text:span>(<text:span text:style-name="T4">LotacaoService</text:span> <text:span text:style-name="T10">lotacaoService</text:span>) {</text:p>
      <text:p text:style-name="P2"><text:span text:style-name="T6">this</text:span>.<text:span text:style-name="T5">lotacaoService</text:span> <text:span text:style-name="T1">=</text:span> <text:span text:style-name="T10">lotacaoService</text:span>;</text:p>
      <text:p text:style-name="P2">}</text:p>
      <text:p text:style-name="P5"/>
      <text:p text:style-name="P2">@<text:span text:style-name="T1">PostMapping</text:span>(<text:span text:style-name="T3">ApiRoutes</text:span>.<text:span text:style-name="T5">CREATE_POSTING</text:span>)</text:p>
      <text:p text:style-name="P2"><text:span text:style-name="T1">public</text:span> <text:span text:style-name="T3">ResponseEntity</text:span>&lt;<text:span text:style-name="T3">LotacaoResponse</text:span>&gt; <text:span text:style-name="T9">create</text:span>(@<text:span text:style-name="T1">Valid</text:span> @<text:span text:style-name="T1">RequestBody</text:span> <text:span text:style-name="T3">LotacaoRequest</text:span> <text:span text:style-name="T10">request</text:span>) {</text:p>
      <text:p text:style-name="P2"><text:span text:style-name="T3">LotacaoResponse</text:span> response <text:span text:style-name="T1">=</text:span> <text:span text:style-name="T5">lotacaoService</text:span>.<text:span text:style-name="T9">create</text:span>(<text:span text:style-name="T10">request</text:span>);</text:p>
      <text:p text:style-name="P2"><text:span text:style-name="T1">return</text:span> <text:span text:style-name="T3">ResponseEntity</text:span>.<text:span text:style-name="T9">ok</text:span>(response);</text:p>
      <text:p text:style-name="P2">}</text:p>
      <text:p text:style-name="P5"/>
      <text:p text:style-name="P2">@<text:span text:style-name="T1">PutMapping</text:span>(<text:span text:style-name="T3">ApiRoutes</text:span>.<text:span text:style-name="T5">UPDATE_POSTING</text:span>)</text:p>
      <text:p text:style-name="P2"><text:span text:style-name="T1">public</text:span> <text:span text:style-name="T3">ResponseEntity</text:span>&lt;<text:span text:style-name="T3">LotacaoResponse</text:span>&gt; <text:span text:style-name="T9">update</text:span>(</text:p>
      <text:p text:style-name="P2">@<text:span text:style-name="T1">PathVariable</text:span> <text:span text:style-name="T3">Long</text:span> <text:span text:style-name="T10">id</text:span>, </text:p>
      <text:p text:style-name="P2">@<text:span text:style-name="T1">Valid</text:span> @<text:span text:style-name="T1">RequestBody</text:span> <text:span text:style-name="T3">LotacaoRequest</text:span> <text:span text:style-name="T10">request</text:span></text:p>
      <text:p text:style-name="P2">) {</text:p>
      <text:p text:style-name="P5"/>
      <text:p text:style-name="P2"><text:span text:style-name="T3">LotacaoResponse</text:span> response <text:span text:style-name="T1">=</text:span> <text:span text:style-name="T5">lotacaoService</text:span>.<text:span text:style-name="T9">update</text:span>(<text:span text:style-name="T10">id</text:span>, <text:span text:style-name="T10">request</text:span>);</text:p>
      <text:p text:style-name="P2"><text:span text:style-name="T1">return</text:span> <text:span text:style-name="T3">ResponseEntity</text:span>.<text:span text:style-name="T9">ok</text:span>(response);</text:p>
      <text:p text:style-name="P5"/>
      <text:p text:style-name="P2">}</text:p>
      <text:p text:style-name="P5"/>
      <text:p text:style-name="P2">@<text:span text:style-name="T1">GetMapping</text:span>(<text:span text:style-name="T3">ApiRoutes</text:span>.<text:span text:style-name="T5">FIND_POSTING_BY_ID</text:span>)</text:p>
      <text:p text:style-name="P2"><text:span text:style-name="T1">public</text:span> <text:span text:style-name="T3">ResponseEntity</text:span>&lt;<text:span text:style-name="T3">LotacaoResponse</text:span>&gt; <text:span text:style-name="T9">findPostingById</text:span>(@<text:span text:style-name="T1">PathVariable</text:span> <text:span text:style-name="T3">Long</text:span> <text:span text:style-name="T10">id</text:span>) {</text:p>
      <text:p text:style-name="P2"><text:span text:style-name="T3">LotacaoResponse</text:span> response <text:span text:style-name="T1">=</text:span> <text:span text:style-name="T5">lotacaoService</text:span>.<text:span text:style-name="T9">findById</text:span>(<text:span text:style-name="T10">id</text:span>);</text:p>
      <text:p text:style-name="P2"><text:span text:style-name="T1">return</text:span> <text:span text:style-name="T3">ResponseEntity</text:span>.<text:span text:style-name="T9">ok</text:span>(response);</text:p>
      <text:p text:style-name="P2">}</text:p>
      <text:p text:style-name="P2">@<text:span text:style-name="T1">GetMapping</text:span>(<text:span text:style-name="T3">ApiRoutes</text:span>.<text:span text:style-name="T5">FIND_POSTING</text:span>)</text:p>
      <text:p text:style-name="P2"><text:span text:style-name="T1">public</text:span> <text:span text:style-name="T3">ResponseEntity</text:span>&lt;<text:span text:style-name="T4">Page</text:span>&lt;<text:span text:style-name="T3">LotacaoResponse</text:span>&gt;&gt; <text:span text:style-name="T9">findAll</text:span>(</text:p>
      <text:p text:style-name="P2">@<text:span text:style-name="T1">PageableDefault</text:span>(<text:span text:style-name="T5">size</text:span> <text:span text:style-name="T1">=</text:span> <text:span text:style-name="T5">10</text:span>, <text:span text:style-name="T5">sort</text:span> <text:span text:style-name="T1">=</text:span> <text:span text:style-name="T7">"</text:span><text:span text:style-name="T8">portaria</text:span><text:span text:style-name="T7">"</text:span>, <text:span text:style-name="T5">direction</text:span> <text:span text:style-name="T1">=</text:span> <text:span text:style-name="T4">Direction</text:span>.ASC) <text:span text:style-name="T4">Pageable</text:span> <text:span text:style-name="T10">pageable</text:span></text:p>
      <text:p text:style-name="P2">) {</text:p>
      <text:p text:style-name="P2"><text:span text:style-name="T4">Page</text:span>&lt;<text:span text:style-name="T3">LotacaoResponse</text:span>&gt; responses <text:span text:style-name="T1">=</text:span> <text:span text:style-name="T5">lotacaoService</text:span>.<text:span text:style-name="T9">findAll</text:span>(<text:span text:style-name="T10">pageable</text:span>);</text:p>
      <text:p text:style-name="P2"><text:span text:style-name="T1">return</text:span> <text:span text:style-name="T3">ResponseEntity</text:span>.<text:span text:style-name="T9">ok</text:span>(responses);</text:p>
      <text:p text:style-name="P2">}</text:p>
      <text:p text:style-name="P5"/>
      <text:p text:style-name="P2">@<text:span text:style-name="T1">GetMapping</text:span>(<text:span text:style-name="T3">ApiRoutes</text:span>.<text:span text:style-name="T5">FUNCTIONAL_ADDRESS</text:span>)</text:p>
      <text:p text:style-name="P2"><text:span text:style-name="T1">public</text:span> <text:span text:style-name="T3">ResponseEntity</text:span>&lt;<text:span text:style-name="T4">Page</text:span>&lt;<text:span text:style-name="T3">EnderecoFuncionalResponseDTO</text:span>&gt;&gt; <text:span text:style-name="T9">buscarEnderecoFuncional</text:span>(</text:p>
      <text:p text:style-name="P2">@<text:span text:style-name="T1">RequestParam</text:span> <text:span text:style-name="T3">String</text:span> <text:span text:style-name="T10">nome</text:span>,</text:p>
      <text:p text:style-name="P2">@<text:span text:style-name="T1">PageableDefault</text:span>(<text:span text:style-name="T5">size</text:span> <text:span text:style-name="T1">=</text:span> <text:span text:style-name="T5">10</text:span>, <text:span text:style-name="T5">sort</text:span> <text:span text:style-name="T1">=</text:span> <text:span text:style-name="T7">"</text:span><text:span text:style-name="T8">pessoa.nome</text:span><text:span text:style-name="T7">"</text:span>, <text:span text:style-name="T5">direction</text:span> <text:span text:style-name="T1">=</text:span> <text:span text:style-name="T4">Direction</text:span>.ASC) <text:span text:style-name="T4">Pageable</text:span> <text:span text:style-name="T10">pageable</text:span></text:p>
      <text:p text:style-name="P2">) {</text:p>
      <text:p text:style-name="P5"/>
      <text:p text:style-name="P2"><text:span text:style-name="T4">Page</text:span>&lt;<text:span text:style-name="T3">EnderecoFuncionalResponseDTO</text:span>&gt; enderecos <text:span text:style-name="T1">=</text:span> <text:span text:style-name="T5">lotacaoService</text:span>.<text:span text:style-name="T9">findFunctionalAddressByNome</text:span>(<text:span text:style-name="T10">nome</text:span>, <text:span text:style-name="T10">pageable</text:span>);</text:p>
      <text:p text:style-name="P2"><text:span text:style-name="T1">return</text:span> <text:span text:style-name="T3">ResponseEntity</text:span>.<text:span text:style-name="T9">ok</text:span>(enderecos);</text:p>
      <text:p text:style-name="P5"/>
      <text:p text:style-name="P2">}</text:p>
      <text:p text:style-name="P2"><text:soft-page-break/>}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8:57:48.286372845</meta:creation-date>
    <dc:date>2025-04-08T19:14:38.227483116</dc:date>
    <meta:editing-duration>PT6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2" meta:paragraph-count="404" meta:word-count="1264" meta:character-count="15807" meta:non-whitespace-character-count="14933"/>
  </office:meta>
</office:document-meta>
</file>